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B00000007F5AD0DDD703F43F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9e95" officeooo:paragraph-rsid="00189e95"/>
    </style:style>
    <style:style style:name="P2" style:family="paragraph" style:parent-style-name="Standard">
      <style:text-properties style:font-name="Liberation Sans" officeooo:rsid="00189e95" officeooo:paragraph-rsid="00189e95"/>
    </style:style>
    <style:style style:name="P3" style:family="paragraph" style:parent-style-name="Standard">
      <style:text-properties fo:color="#01238f" loext:opacity="100%" style:font-name="Liberation Sans" officeooo:rsid="00189e95" officeooo:paragraph-rsid="00189e95"/>
    </style:style>
    <style:style style:name="P4" style:family="paragraph" style:parent-style-name="Standard">
      <style:text-properties fo:color="#01238f" loext:opacity="100%" style:font-name="Liberation Sans" fo:font-weight="bold" officeooo:rsid="00189e95" officeooo:paragraph-rsid="00189e95" style:font-weight-asian="bold" style:font-weight-complex="bold"/>
    </style:style>
    <style:style style:name="T1" style:family="text">
      <style:text-properties officeooo:rsid="001a7a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08 – UF2 – Programació multimèdia.</text:p>
      <text:p text:style-name="P2"/>
      <text:p text:style-name="P3">Activitat <text:span text:style-name="T1">2</text:span>. MediaPlayer <text:span text:style-name="T1">vídeo</text:span>.</text:p>
      <text:p text:style-name="P2"/>
      <text:p text:style-name="P2">Desenvolupa una aplicació Android que emprant un RecyclerView <text:span text:style-name="T1">permeti llistar un conjunt de vídeos (provinents d’alguna URL)</text:span>. <text:span text:style-name="T1">Una vegada es fa clic en el CardView es visualitza el vídeo permetent pausar, aturar i moure’ns per la reproducció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tge1" text:anchor-type="char" svg:width="17cm" svg:height="0.87cm" draw:z-index="0"><draw:image xlink:href="Pictures/10000001000009B00000007F5AD0DDD703F43FC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2:06:07.865950207</meta:creation-date>
    <dc:date>2023-02-02T12:19:03.533577706</dc:date>
    <meta:editing-duration>PT2M4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45" meta:character-count="307" meta:non-whitespace-character-count="263"/>
  </office:meta>
</office:document-meta>
</file>